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BuilderImpl.isValida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Impl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setDocumentBuilderFactoryAttributes( Hashtable dbfAtt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ocumentBuilderImpl.parse( InputSource i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umentBuilderImpl.isNamespaceAw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Impl.setFeatures( Hashtable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umentBuilder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cumentBuilderImpl.setEntityResolver( EntityResolver 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resetSchemaValid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Impl.get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setErrorHandler( ErrorHandler e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isXIncludeAw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cumentBuilderImpl.DocumentBuilderImpl( DocumentBuilderFactoryImpl dbf , Hashtable dbfAttrs , Hashtable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Impl.DocumentBuilderImpl( DocumentBuilderFactoryImpl dbf , Hashtable dbfAttrs , Hashtable features , boolean secureProcess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